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style:font-size-asian="24pt" style:font-size-complex="24pt"/>
    </style:style>
    <style:style style:name="P2" style:family="paragraph">
      <style:paragraph-properties fo:text-align="start"/>
      <style:text-properties style:text-line-through-style="none" style:font-name="Arial1" fo:font-size="18pt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font-name="Arial1" fo:font-size="15pt" fo:font-style="normal" style:text-underline-style="none"/>
    </style:style>
    <style:style style:name="P5" style:family="paragraph"/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data-style-name="C5036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number:date-style style:name="C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Тестовая форма" form:apply-filter="true" form:command-type="table" form:control-implementation="ooo:com.sun.star.form.component.Form" office:target-frame="" xlink:href="">
          <form:text form:name="TFSlim Текстовое поле узкое|tag=00020004" form:control-implementation="ooo:com.sun.star.form.component.TextField" form:id="control1" form:current-value="ддв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flag1" form:control-implementation="ooo:com.sun.star.form.component.CheckBox" form:id="control2" form:label="Флажок 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flag2" form:control-implementation="ooo:com.sun.star.form.component.CheckBox" form:id="control3" form:label="Флажок 2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Текстовое поле широкое text_arial_15" form:control-implementation="ooo:com.sun.star.form.component.TextField" form:id="control4" form:title="dopinfo" form:current-value="тест-arial_15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ophint"/>
              <form:property form:property-name="MultiLine" office:value-type="boolean" office:boolean-value="true"/>
            </form:properties>
          </form:textarea>
          <form:radio form:name="Переключатель 1" form:control-implementation="ooo:com.sun.star.form.component.RadioButton" form:id="control5" form:label="Переключатель VAL1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6" form:label="Переключатель  VAL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7" form:label="Переключатель  VAL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Список 1" form:control-implementation="ooo:com.sun.star.form.component.ListBox" form:id="control8" form:size="20" form:bound-column="1">
            <form:properties>
              <form:property form:property-name="DefaultControl" office:value-type="string" office:string-value="com.sun.star.form.control.ListBox"/>
            </form:properties>
            <form:option form:label="Элемент1"/>
            <form:option form:label="Элемент2" form:current-selected="true"/>
            <form:option form:label="Эдемент3"/>
          </form:listbox>
          <form:combobox form:name="Поле со списком 1" form:control-implementation="ooo:com.sun.star.form.component.ComboBox" form:id="control9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лемент1"/>
            <form:item form:label="Элемент2"/>
            <form:item form:label="Элемент3"/>
          </form:combobox>
          <form:formatted-text form:name="Поле форматированного ввода дата DD.MM.YYYY|tag=00030004|fmt=DD.MM.YYYY" form:control-implementation="ooo:com.sun.star.form.component.FormattedField" form:id="control1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rame form:name="Группа 1" form:control-implementation="ooo:com.sun.star.form.component.GroupBox" form:id="control11" form:label="Группа-GROUP" form:for="control12,control13,control14,control15"/>
          <form:radio form:name="RadioGroup1" form:control-implementation="ooo:com.sun.star.form.component.RadioButton" form:id="control12" form:label="тест1" form:value="tt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3" form:label="дима" form:value="bbb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4" form:label="мама" form:current-selected="true" form:selected="true" form:value="nn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5" form:label="test2" form:value="ggg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0" draw:style-name="gr4">
        <draw:control draw:text-style-name="P5" svg:width="7.612cm" svg:height="1.876cm" svg:x="3.011cm" svg:y="16.134cm" draw:control="control11"/>
        <draw:control draw:text-style-name="P3" svg:width="7.312cm" svg:height="0.451cm" svg:x="3.311cm" svg:y="16.494cm" draw:control="control12"/>
        <draw:control draw:text-style-name="P3" svg:width="7.312cm" svg:height="0.451cm" svg:x="3.311cm" svg:y="16.854cm" draw:control="control13"/>
        <draw:control draw:text-style-name="P3" svg:width="7.312cm" svg:height="0.451cm" svg:x="3.311cm" svg:y="17.214cm" draw:control="control14"/>
        <draw:control draw:text-style-name="P3" svg:width="7.312cm" svg:height="0.451cm" svg:x="3.311cm" svg:y="17.573cm" draw:control="control15"/>
      </draw:g>
      <text:p text:style-name="P1"><draw:control text:anchor-type="paragraph" draw:z-index="0" draw:style-name="gr1" draw:text-style-name="P2" svg:width="4.682cm" svg:height="0.713cm" svg:x="1.214cm" svg:y="1.191cm" draw:control="control1"/><draw:control text:anchor-type="paragraph" draw:z-index="1" draw:style-name="gr2" draw:text-style-name="P3" svg:width="2.504cm" svg:height="0.854cm" svg:x="0.787cm" svg:y="2.798cm" draw:control="control2"/><draw:control text:anchor-type="paragraph" draw:z-index="2" draw:style-name="gr2" draw:text-style-name="P3" svg:width="4.275cm" svg:height="0.999cm" svg:x="2.882cm" svg:y="2.798cm" draw:control="control3"/><draw:control text:anchor-type="paragraph" draw:z-index="3" draw:style-name="gr1" draw:text-style-name="P4" svg:width="10.217cm" svg:height="4.172cm" svg:x="0.767cm" svg:y="4.142cm" draw:control="control4"/><draw:control text:anchor-type="paragraph" draw:z-index="4" draw:style-name="gr2" draw:text-style-name="P3" svg:width="3.236cm" svg:height="1.142cm" svg:x="0.808cm" svg:y="8.454cm" draw:control="control5"/><draw:control text:anchor-type="paragraph" draw:z-index="5" draw:style-name="gr2" draw:text-style-name="P3" svg:width="3.807cm" svg:height="0.652cm" svg:x="4.369cm" svg:y="8.985cm" draw:control="control6"/><draw:control text:anchor-type="paragraph" draw:z-index="6" draw:style-name="gr2" draw:text-style-name="P3" svg:width="3.462cm" svg:height="0.895cm" svg:x="7.768cm" svg:y="8.742cm" draw:control="control7"/><draw:control text:anchor-type="paragraph" draw:z-index="7" draw:style-name="gr1" draw:text-style-name="P3" svg:width="5.007cm" svg:height="2.382cm" svg:x="0.665cm" svg:y="10.003cm" draw:control="control8"/><draw:control text:anchor-type="paragraph" draw:z-index="8" draw:style-name="gr1" draw:text-style-name="P3" svg:width="4.194cm" svg:height="2.423cm" svg:x="6.546cm" svg:y="9.962cm" draw:control="control9"/><draw:control text:anchor-type="paragraph" draw:z-index="9" draw:style-name="gr3" draw:text-style-name="P3" svg:width="3.908cm" svg:height="0.692cm" svg:x="0.848cm" svg:y="12.792cm" draw:control="control10"/>Приве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2-01-16T09:51:33.39</meta:creation-date>
    <dc:date>2012-03-05T16:38:25.73</dc:date>
    <dc:creator>Dmitry Derenok</dc:creator>
    <meta:editing-duration>PT104H20M11S</meta:editing-duration>
    <meta:editing-cycles>21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1" meta:character-count="9"/>
  </office:meta>
</office:document-meta>
</file>